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HUTAS LLAMACPONCCA IVA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UTAS LLAMACPONCCA, IVAN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ANCCO FERNANDEZ,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UMA TORRES, GERMAN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41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9:11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